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 style:data-style-name="N100"/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anon</text:p>
          </table:table-cell>
          <table:table-cell office:value-type="string" calcext:value-type="string">
            <text:p>kernel_stack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sock</text:p>
          </table:table-cell>
          <table:table-cell office:value-type="string" calcext:value-type="string">
            <text:p>anon_thp</text:p>
          </table:table-cell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2023-01-07 17:32:46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404907" calcext:value-type="float">
            <text:p>0,4404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94141" calcext:value-type="float">
            <text:p>47,94141</text:p>
          </table:table-cell>
          <table:table-cell/>
          <table:table-cell table:formula="of:=SUM([.B2:.G2])" office:value-type="float" office:value="48.6240882" calcext:value-type="float">
            <text:p>48,6240882</text:p>
          </table:table-cell>
        </table:table-row>
        <table:table-row table:style-name="ro1">
          <table:table-cell office:value-type="string" calcext:value-type="string">
            <text:p>2023-01-07 17:32:45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404907" calcext:value-type="float">
            <text:p>0,4404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94141" calcext:value-type="float">
            <text:p>47,94141</text:p>
          </table:table-cell>
          <table:table-cell/>
          <table:table-cell table:formula="of:=SUM([.B3:.G3])" office:value-type="float" office:value="48.6240882" calcext:value-type="float">
            <text:p>48,6240882</text:p>
          </table:table-cell>
        </table:table-row>
        <table:table-row table:style-name="ro1">
          <table:table-cell office:value-type="string" calcext:value-type="string">
            <text:p>2023-01-07 17:32:44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404907" calcext:value-type="float">
            <text:p>0,44049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94141" calcext:value-type="float">
            <text:p>47,94141</text:p>
          </table:table-cell>
          <table:table-cell/>
          <table:table-cell table:formula="of:=SUM([.B4:.G4])" office:value-type="float" office:value="48.6240882" calcext:value-type="float">
            <text:p>48,6240882</text:p>
          </table:table-cell>
        </table:table-row>
        <table:table-row table:style-name="ro1">
          <table:table-cell office:value-type="string" calcext:value-type="string">
            <text:p>2023-01-07 17:32:43</text:p>
          </table:table-cell>
          <table:table-cell office:value-type="float" office:value="2102.262" calcext:value-type="float">
            <text:p>2102,262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0.5498123" calcext:value-type="float">
            <text:p>0,549812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7.97266" calcext:value-type="float">
            <text:p>47,97266</text:p>
          </table:table-cell>
          <table:table-cell/>
          <table:table-cell table:formula="of:=SUM([.B5:.G5])" office:value-type="float" office:value="2162.8157223" calcext:value-type="float">
            <text:p>2162,8157223</text:p>
          </table:table-cell>
        </table:table-row>
        <table:table-row table:style-name="ro1">
          <table:table-cell office:value-type="string" calcext:value-type="string">
            <text:p>2023-01-07 17:32:42</text:p>
          </table:table-cell>
          <table:table-cell office:value-type="float" office:value="1946.379" calcext:value-type="float">
            <text:p>1946,379</text:p>
          </table:table-cell>
          <table:table-cell office:value-type="float" office:value="2.328125" calcext:value-type="float">
            <text:p>2,328125</text:p>
          </table:table-cell>
          <table:table-cell office:value-type="float" office:value="1.764549" calcext:value-type="float">
            <text:p>1,764549</text:p>
          </table:table-cell>
          <table:table-cell office:value-type="float" office:value="0" calcext:value-type="float">
            <text:p>0</text:p>
          </table:table-cell>
          <table:table-cell office:value-type="float" office:value="170" calcext:value-type="float">
            <text:p>170</text:p>
          </table:table-cell>
          <table:table-cell office:value-type="float" office:value="47.79297" calcext:value-type="float">
            <text:p>47,79297</text:p>
          </table:table-cell>
          <table:table-cell/>
          <table:table-cell table:formula="of:=SUM([.B6:.G6])" office:value-type="float" office:value="2168.264644" calcext:value-type="float">
            <text:p>2168,264644</text:p>
          </table:table-cell>
        </table:table-row>
        <table:table-row table:style-name="ro1">
          <table:table-cell office:value-type="string" calcext:value-type="string">
            <text:p>2023-01-07 17:32:41</text:p>
          </table:table-cell>
          <table:table-cell office:value-type="float" office:value="562.832" calcext:value-type="float">
            <text:p>562,832</text:p>
          </table:table-cell>
          <table:table-cell office:value-type="float" office:value="1.484375" calcext:value-type="float">
            <text:p>1,484375</text:p>
          </table:table-cell>
          <table:table-cell office:value-type="float" office:value="1.3033752" calcext:value-type="float">
            <text:p>1,3033752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47.79297" calcext:value-type="float">
            <text:p>47,79297</text:p>
          </table:table-cell>
          <table:table-cell/>
          <table:table-cell table:formula="of:=SUM([.B7:.G7])" office:value-type="float" office:value="773.4127202" calcext:value-type="float">
            <text:p>773,4127202</text:p>
          </table:table-cell>
        </table:table-row>
        <table:table-row table:style-name="ro1">
          <table:table-cell office:value-type="string" calcext:value-type="string">
            <text:p>2023-01-07 17:32:40</text:p>
          </table:table-cell>
          <table:table-cell office:value-type="float" office:value="0.2148438" calcext:value-type="float">
            <text:p>0,21484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403" calcext:value-type="float">
            <text:p>0,4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79688" calcext:value-type="float">
            <text:p>43,79688</text:p>
          </table:table-cell>
          <table:table-cell/>
          <table:table-cell table:formula="of:=SUM([.B8:.G8])" office:value-type="float" office:value="44.4676488" calcext:value-type="float">
            <text:p>44,4676488</text:p>
          </table:table-cell>
        </table:table-row>
        <table:table-row table:style-name="ro1">
          <table:table-cell office:value-type="string" calcext:value-type="string">
            <text:p>2023-01-07 17:32:39</text:p>
          </table:table-cell>
          <table:table-cell office:value-type="float" office:value="0.2148438" calcext:value-type="float">
            <text:p>0,21484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403" calcext:value-type="float">
            <text:p>0,4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79688" calcext:value-type="float">
            <text:p>43,79688</text:p>
          </table:table-cell>
          <table:table-cell/>
          <table:table-cell table:formula="of:=SUM([.B9:.G9])" office:value-type="float" office:value="44.4676488" calcext:value-type="float">
            <text:p>44,4676488</text:p>
          </table:table-cell>
        </table:table-row>
        <table:table-row table:style-name="ro1">
          <table:table-cell office:value-type="string" calcext:value-type="string">
            <text:p>2023-01-07 17:32:38</text:p>
          </table:table-cell>
          <table:table-cell office:value-type="float" office:value="0.203125" calcext:value-type="float">
            <text:p>0,2031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403" calcext:value-type="float">
            <text:p>0,44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79688" calcext:value-type="float">
            <text:p>43,79688</text:p>
          </table:table-cell>
          <table:table-cell/>
          <table:table-cell table:formula="of:=SUM([.B10:.G10])" office:value-type="float" office:value="44.45593" calcext:value-type="float">
            <text:p>44,45593</text:p>
          </table:table-cell>
        </table:table-row>
        <table:table-row table:style-name="ro1">
          <table:table-cell office:value-type="string" calcext:value-type="string">
            <text:p>2023-01-07 17:32:37</text:p>
          </table:table-cell>
          <table:table-cell office:value-type="float" office:value="1000.7031" calcext:value-type="float">
            <text:p>1000,7031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0.5578918" calcext:value-type="float">
            <text:p>0,557891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.13281" calcext:value-type="float">
            <text:p>42,13281</text:p>
          </table:table-cell>
          <table:table-cell/>
          <table:table-cell table:formula="of:=SUM([.B11:.G11])" office:value-type="float" office:value="1045.4250518" calcext:value-type="float">
            <text:p>1045,4250518</text:p>
          </table:table-cell>
        </table:table-row>
        <table:table-row table:style-name="ro1">
          <table:table-cell office:value-type="string" calcext:value-type="string">
            <text:p>2023-01-07 17:32:36</text:p>
          </table:table-cell>
          <table:table-cell office:value-type="float" office:value="2705.793" calcext:value-type="float">
            <text:p>2705,793</text:p>
          </table:table-cell>
          <table:table-cell office:value-type="float" office:value="2.671875" calcext:value-type="float">
            <text:p>2,671875</text:p>
          </table:table-cell>
          <table:table-cell office:value-type="float" office:value="1.951378" calcext:value-type="float">
            <text:p>1,951378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28.21875" calcext:value-type="float">
            <text:p>28,21875</text:p>
          </table:table-cell>
          <table:table-cell/>
          <table:table-cell table:formula="of:=SUM([.B12:.G12])" office:value-type="float" office:value="2900.635003" calcext:value-type="float">
            <text:p>2900,635003</text:p>
          </table:table-cell>
        </table:table-row>
        <table:table-row table:style-name="ro1">
          <table:table-cell office:value-type="string" calcext:value-type="string">
            <text:p>2023-01-07 17:32:35</text:p>
          </table:table-cell>
          <table:table-cell office:value-type="float" office:value="1501.7891" calcext:value-type="float">
            <text:p>1501,7891</text:p>
          </table:table-cell>
          <table:table-cell office:value-type="float" office:value="2.59375" calcext:value-type="float">
            <text:p>2,59375</text:p>
          </table:table-cell>
          <table:table-cell office:value-type="float" office:value="1.908409" calcext:value-type="float">
            <text:p>1,908409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41.09375" calcext:value-type="float">
            <text:p>41,09375</text:p>
          </table:table-cell>
          <table:table-cell/>
          <table:table-cell table:formula="of:=SUM([.B13:.G13])" office:value-type="float" office:value="1709.385009" calcext:value-type="float">
            <text:p>1709,385009</text:p>
          </table:table-cell>
        </table:table-row>
        <table:table-row table:style-name="ro1">
          <table:table-cell office:value-type="string" calcext:value-type="string">
            <text:p>2023-01-07 17:32:34</text:p>
          </table:table-cell>
          <table:table-cell office:value-type="float" office:value="13.425781" calcext:value-type="float">
            <text:p>13,425781</text:p>
          </table:table-cell>
          <table:table-cell office:value-type="float" office:value="0.3125" calcext:value-type="float">
            <text:p>0,3125</text:p>
          </table:table-cell>
          <table:table-cell office:value-type="float" office:value="0.6535568" calcext:value-type="float">
            <text:p>0,65355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1.05859" calcext:value-type="float">
            <text:p>41,05859</text:p>
          </table:table-cell>
          <table:table-cell/>
          <table:table-cell table:formula="of:=SUM([.B14:.G14])" office:value-type="float" office:value="59.4504278" calcext:value-type="float">
            <text:p>59,4504278</text:p>
          </table:table-cell>
        </table:table-row>
        <table:table-row table:style-name="ro1">
          <table:table-cell office:value-type="string" calcext:value-type="string">
            <text:p>2023-01-07 17:32:33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401093" calcext:value-type="float">
            <text:p>0,440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4375" calcext:value-type="float">
            <text:p>39,84375</text:p>
          </table:table-cell>
          <table:table-cell/>
          <table:table-cell table:formula="of:=SUM([.B15:.G15])" office:value-type="float" office:value="40.5299531" calcext:value-type="float">
            <text:p>40,5299531</text:p>
          </table:table-cell>
        </table:table-row>
        <table:table-row table:style-name="ro1">
          <table:table-cell office:value-type="string" calcext:value-type="string">
            <text:p>2023-01-07 17:32:32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401093" calcext:value-type="float">
            <text:p>0,44010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84375" calcext:value-type="float">
            <text:p>39,84375</text:p>
          </table:table-cell>
          <table:table-cell/>
          <table:table-cell table:formula="of:=SUM([.B16:.G16])" office:value-type="float" office:value="40.5299531" calcext:value-type="float">
            <text:p>40,5299531</text:p>
          </table:table-cell>
        </table:table-row>
        <table:table-row table:style-name="ro1">
          <table:table-cell office:value-type="string" calcext:value-type="string">
            <text:p>2023-01-07 17:32:31</text:p>
          </table:table-cell>
          <table:table-cell office:value-type="float" office:value="2806.176" calcext:value-type="float">
            <text:p>2806,176</text:p>
          </table:table-cell>
          <table:table-cell office:value-type="float" office:value="1.515625" calcext:value-type="float">
            <text:p>1,515625</text:p>
          </table:table-cell>
          <table:table-cell office:value-type="float" office:value="1.3454819" calcext:value-type="float">
            <text:p>1,3454819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39.80078" calcext:value-type="float">
            <text:p>39,80078</text:p>
          </table:table-cell>
          <table:table-cell/>
          <table:table-cell table:formula="of:=SUM([.B17:.G17])" office:value-type="float" office:value="3006.8378869" calcext:value-type="float">
            <text:p>3006,8378869</text:p>
          </table:table-cell>
        </table:table-row>
        <table:table-row table:style-name="ro1">
          <table:table-cell office:value-type="string" calcext:value-type="string">
            <text:p>2023-01-07 17:32:30</text:p>
          </table:table-cell>
          <table:table-cell office:value-type="float" office:value="998.2656" calcext:value-type="float">
            <text:p>998,2656</text:p>
          </table:table-cell>
          <table:table-cell office:value-type="float" office:value="1.140625" calcext:value-type="float">
            <text:p>1,140625</text:p>
          </table:table-cell>
          <table:table-cell office:value-type="float" office:value="1.1160431" calcext:value-type="float">
            <text:p>1,1160431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41.09375" calcext:value-type="float">
            <text:p>41,09375</text:p>
          </table:table-cell>
          <table:table-cell/>
          <table:table-cell table:formula="of:=SUM([.B18:.G18])" office:value-type="float" office:value="1197.6160181" calcext:value-type="float">
            <text:p>1197,6160181</text:p>
          </table:table-cell>
        </table:table-row>
        <table:table-row table:style-name="ro1">
          <table:table-cell office:value-type="string" calcext:value-type="string">
            <text:p>2023-01-07 17:32:29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99185" calcext:value-type="float">
            <text:p>0,4399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625" calcext:value-type="float">
            <text:p>41,0625</text:p>
          </table:table-cell>
          <table:table-cell/>
          <table:table-cell table:formula="of:=SUM([.B19:.G19])" office:value-type="float" office:value="41.7485123" calcext:value-type="float">
            <text:p>41,7485123</text:p>
          </table:table-cell>
        </table:table-row>
        <table:table-row table:style-name="ro1">
          <table:table-cell office:value-type="string" calcext:value-type="string">
            <text:p>2023-01-07 17:32:28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99185" calcext:value-type="float">
            <text:p>0,43991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0625" calcext:value-type="float">
            <text:p>41,0625</text:p>
          </table:table-cell>
          <table:table-cell/>
          <table:table-cell table:formula="of:=SUM([.B20:.G20])" office:value-type="float" office:value="41.7485123" calcext:value-type="float">
            <text:p>41,7485123</text:p>
          </table:table-cell>
        </table:table-row>
        <table:table-row table:style-name="ro1">
          <table:table-cell office:value-type="string" calcext:value-type="string">
            <text:p>2023-01-07 17:32:27</text:p>
          </table:table-cell>
          <table:table-cell office:value-type="float" office:value="2577.16" calcext:value-type="float">
            <text:p>2577,16</text:p>
          </table:table-cell>
          <table:table-cell office:value-type="float" office:value="1.84375" calcext:value-type="float">
            <text:p>1,84375</text:p>
          </table:table-cell>
          <table:table-cell office:value-type="float" office:value="1.4988022" calcext:value-type="float">
            <text:p>1,4988022</text:p>
          </table:table-cell>
          <table:table-cell office:value-type="float" office:value="0" calcext:value-type="float">
            <text:p>0</text:p>
          </table:table-cell>
          <table:table-cell office:value-type="float" office:value="158" calcext:value-type="float">
            <text:p>158</text:p>
          </table:table-cell>
          <table:table-cell office:value-type="float" office:value="41.09375" calcext:value-type="float">
            <text:p>41,09375</text:p>
          </table:table-cell>
          <table:table-cell/>
          <table:table-cell table:formula="of:=SUM([.B21:.G21])" office:value-type="float" office:value="2779.5963022" calcext:value-type="float">
            <text:p>2779,5963022</text:p>
          </table:table-cell>
        </table:table-row>
        <table:table-row table:style-name="ro1">
          <table:table-cell office:value-type="string" calcext:value-type="string">
            <text:p>2023-01-07 17:32:26</text:p>
          </table:table-cell>
          <table:table-cell office:value-type="float" office:value="562.375" calcext:value-type="float">
            <text:p>562,375</text:p>
          </table:table-cell>
          <table:table-cell office:value-type="float" office:value="1" calcext:value-type="float">
            <text:p>1</text:p>
          </table:table-cell>
          <table:table-cell office:value-type="float" office:value="1.0393372" calcext:value-type="float">
            <text:p>1,0393372</text:p>
          </table:table-cell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41.09375" calcext:value-type="float">
            <text:p>41,09375</text:p>
          </table:table-cell>
          <table:table-cell/>
          <table:table-cell table:formula="of:=SUM([.B22:.G22])" office:value-type="float" office:value="761.5080872" calcext:value-type="float">
            <text:p>761,5080872</text:p>
          </table:table-cell>
        </table:table-row>
        <table:table-row table:style-name="ro1">
          <table:table-cell office:value-type="string" calcext:value-type="string">
            <text:p>2023-01-07 17:32:25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97278" calcext:value-type="float">
            <text:p>0,4397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39453" calcext:value-type="float">
            <text:p>39,39453</text:p>
          </table:table-cell>
          <table:table-cell/>
          <table:table-cell table:formula="of:=SUM([.B23:.G23])" office:value-type="float" office:value="40.0803516" calcext:value-type="float">
            <text:p>40,0803516</text:p>
          </table:table-cell>
        </table:table-row>
        <table:table-row table:style-name="ro1">
          <table:table-cell office:value-type="string" calcext:value-type="string">
            <text:p>2023-01-07 17:32:24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97278" calcext:value-type="float">
            <text:p>0,4397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39453" calcext:value-type="float">
            <text:p>39,39453</text:p>
          </table:table-cell>
          <table:table-cell/>
          <table:table-cell table:formula="of:=SUM([.B24:.G24])" office:value-type="float" office:value="40.0803516" calcext:value-type="float">
            <text:p>40,0803516</text:p>
          </table:table-cell>
        </table:table-row>
        <table:table-row table:style-name="ro1">
          <table:table-cell office:value-type="string" calcext:value-type="string">
            <text:p>2023-01-07 17:32:23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97278" calcext:value-type="float">
            <text:p>0,43972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39453" calcext:value-type="float">
            <text:p>39,39453</text:p>
          </table:table-cell>
          <table:table-cell/>
          <table:table-cell table:formula="of:=SUM([.B25:.G25])" office:value-type="float" office:value="40.0803516" calcext:value-type="float">
            <text:p>40,0803516</text:p>
          </table:table-cell>
        </table:table-row>
        <table:table-row table:style-name="ro1">
          <table:table-cell office:value-type="string" calcext:value-type="string">
            <text:p>2023-01-07 17:32:22</text:p>
          </table:table-cell>
          <table:table-cell office:value-type="float" office:value="2544.16" calcext:value-type="float">
            <text:p>2544,16</text:p>
          </table:table-cell>
          <table:table-cell office:value-type="float" office:value="1.734375" calcext:value-type="float">
            <text:p>1,734375</text:p>
          </table:table-cell>
          <table:table-cell office:value-type="float" office:value="1.4406357" calcext:value-type="float">
            <text:p>1,4406357</text:p>
          </table:table-cell>
          <table:table-cell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office:value-type="float" office:value="39.24609" calcext:value-type="float">
            <text:p>39,24609</text:p>
          </table:table-cell>
          <table:table-cell/>
          <table:table-cell table:formula="of:=SUM([.B26:.G26])" office:value-type="float" office:value="2748.5811007" calcext:value-type="float">
            <text:p>2748,5811007</text:p>
          </table:table-cell>
        </table:table-row>
        <table:table-row table:style-name="ro1">
          <table:table-cell office:value-type="string" calcext:value-type="string">
            <text:p>2023-01-07 17:32:21</text:p>
          </table:table-cell>
          <table:table-cell office:value-type="float" office:value="1800.551" calcext:value-type="float">
            <text:p>1800,551</text:p>
          </table:table-cell>
          <table:table-cell office:value-type="float" office:value="1.5" calcext:value-type="float">
            <text:p>1,5</text:p>
          </table:table-cell>
          <table:table-cell office:value-type="float" office:value="1.3125687" calcext:value-type="float">
            <text:p>1,3125687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39.24609" calcext:value-type="float">
            <text:p>39,24609</text:p>
          </table:table-cell>
          <table:table-cell/>
          <table:table-cell table:formula="of:=SUM([.B27:.G27])" office:value-type="float" office:value="2002.6096587" calcext:value-type="float">
            <text:p>2002,6096587</text:p>
          </table:table-cell>
        </table:table-row>
        <table:table-row table:style-name="ro1">
          <table:table-cell office:value-type="string" calcext:value-type="string">
            <text:p>2023-01-07 17:32:20</text:p>
          </table:table-cell>
          <table:table-cell office:value-type="float" office:value="509.5547" calcext:value-type="float">
            <text:p>509,5547</text:p>
          </table:table-cell>
          <table:table-cell office:value-type="float" office:value="0.953125" calcext:value-type="float">
            <text:p>0,953125</text:p>
          </table:table-cell>
          <table:table-cell office:value-type="float" office:value="1.0135727" calcext:value-type="float">
            <text:p>1,0135727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40.55469" calcext:value-type="float">
            <text:p>40,55469</text:p>
          </table:table-cell>
          <table:table-cell/>
          <table:table-cell table:formula="of:=SUM([.B28:.G28])" office:value-type="float" office:value="712.0760877" calcext:value-type="float">
            <text:p>712,0760877</text:p>
          </table:table-cell>
        </table:table-row>
        <table:table-row table:style-name="ro1">
          <table:table-cell office:value-type="string" calcext:value-type="string">
            <text:p>2023-01-07 17:32:19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9537" calcext:value-type="float">
            <text:p>0,439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2656" calcext:value-type="float">
            <text:p>33,72656</text:p>
          </table:table-cell>
          <table:table-cell/>
          <table:table-cell table:formula="of:=SUM([.B29:.G29])" office:value-type="float" office:value="34.4082845" calcext:value-type="float">
            <text:p>34,4082845</text:p>
          </table:table-cell>
        </table:table-row>
        <table:table-row table:style-name="ro1">
          <table:table-cell office:value-type="string" calcext:value-type="string">
            <text:p>2023-01-07 17:32:18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9537" calcext:value-type="float">
            <text:p>0,439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2656" calcext:value-type="float">
            <text:p>33,72656</text:p>
          </table:table-cell>
          <table:table-cell/>
          <table:table-cell table:formula="of:=SUM([.B30:.G30])" office:value-type="float" office:value="34.4082845" calcext:value-type="float">
            <text:p>34,4082845</text:p>
          </table:table-cell>
        </table:table-row>
        <table:table-row table:style-name="ro1">
          <table:table-cell office:value-type="string" calcext:value-type="string">
            <text:p>2023-01-07 17:32:17</text:p>
          </table:table-cell>
          <table:table-cell office:value-type="float" office:value="0.2265625" calcext:value-type="float">
            <text:p>0,22656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9537" calcext:value-type="float">
            <text:p>0,439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3.72656" calcext:value-type="float">
            <text:p>33,72656</text:p>
          </table:table-cell>
          <table:table-cell/>
          <table:table-cell table:formula="of:=SUM([.B31:.G31])" office:value-type="float" office:value="34.4082845" calcext:value-type="float">
            <text:p>34,4082845</text:p>
          </table:table-cell>
        </table:table-row>
        <table:table-row table:style-name="ro1">
          <table:table-cell office:value-type="string" calcext:value-type="string">
            <text:p>2023-01-07 17:32:16</text:p>
          </table:table-cell>
          <table:table-cell office:value-type="float" office:value="2129.801" calcext:value-type="float">
            <text:p>2129,801</text:p>
          </table:table-cell>
          <table:table-cell office:value-type="float" office:value="1.484375" calcext:value-type="float">
            <text:p>1,484375</text:p>
          </table:table-cell>
          <table:table-cell office:value-type="float" office:value="1.3016434" calcext:value-type="float">
            <text:p>1,3016434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28.67578" calcext:value-type="float">
            <text:p>28,67578</text:p>
          </table:table-cell>
          <table:table-cell/>
          <table:table-cell table:formula="of:=SUM([.B32:.G32])" office:value-type="float" office:value="2321.2627984" calcext:value-type="float">
            <text:p>2321,2627984</text:p>
          </table:table-cell>
        </table:table-row>
        <table:table-row table:style-name="ro1">
          <table:table-cell office:value-type="string" calcext:value-type="string">
            <text:p>2023-01-07 17:32:15</text:p>
          </table:table-cell>
          <table:table-cell office:value-type="float" office:value="511.2305" calcext:value-type="float">
            <text:p>511,2305</text:p>
          </table:table-cell>
          <table:table-cell office:value-type="float" office:value="0.953125" calcext:value-type="float">
            <text:p>0,953125</text:p>
          </table:table-cell>
          <table:table-cell office:value-type="float" office:value="1.0128479" calcext:value-type="float">
            <text:p>1,0128479</text:p>
          </table:table-cell>
          <table:table-cell office:value-type="float" office:value="0" calcext:value-type="float">
            <text:p>0</text:p>
          </table:table-cell>
          <table:table-cell office:value-type="float" office:value="154" calcext:value-type="float">
            <text:p>154</text:p>
          </table:table-cell>
          <table:table-cell office:value-type="float" office:value="40.98438" calcext:value-type="float">
            <text:p>40,98438</text:p>
          </table:table-cell>
          <table:table-cell/>
          <table:table-cell table:formula="of:=SUM([.B33:.G33])" office:value-type="float" office:value="708.1808529" calcext:value-type="float">
            <text:p>708,1808529</text:p>
          </table:table-cell>
        </table:table-row>
        <table:table-row table:style-name="ro1">
          <table:table-cell office:value-type="string" calcext:value-type="string">
            <text:p>2023-01-07 17:32:14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93463" calcext:value-type="float">
            <text:p>0,4393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26172" calcext:value-type="float">
            <text:p>39,26172</text:p>
          </table:table-cell>
          <table:table-cell/>
          <table:table-cell table:formula="of:=SUM([.B34:.G34])" office:value-type="float" office:value="39.9471601" calcext:value-type="float">
            <text:p>39,9471601</text:p>
          </table:table-cell>
        </table:table-row>
        <table:table-row table:style-name="ro1">
          <table:table-cell office:value-type="string" calcext:value-type="string">
            <text:p>2023-01-07 17:32:13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93463" calcext:value-type="float">
            <text:p>0,43934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.26172" calcext:value-type="float">
            <text:p>39,26172</text:p>
          </table:table-cell>
          <table:table-cell/>
          <table:table-cell table:formula="of:=SUM([.B35:.G35])" office:value-type="float" office:value="39.9471601" calcext:value-type="float">
            <text:p>39,9471601</text:p>
          </table:table-cell>
        </table:table-row>
        <table:table-row table:style-name="ro1">
          <table:table-cell office:value-type="string" calcext:value-type="string">
            <text:p>2023-01-07 17:32:12</text:p>
          </table:table-cell>
          <table:table-cell office:value-type="float" office:value="2955.773" calcext:value-type="float">
            <text:p>2955,773</text:p>
          </table:table-cell>
          <table:table-cell office:value-type="float" office:value="1.5625" calcext:value-type="float">
            <text:p>1,5625</text:p>
          </table:table-cell>
          <table:table-cell office:value-type="float" office:value="1.3446198" calcext:value-type="float">
            <text:p>1,3446198</text:p>
          </table:table-cell>
          <table:table-cell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39.11328" calcext:value-type="float">
            <text:p>39,11328</text:p>
          </table:table-cell>
          <table:table-cell/>
          <table:table-cell table:formula="of:=SUM([.B36:.G36])" office:value-type="float" office:value="3123.7933998" calcext:value-type="float">
            <text:p>3123,7933998</text:p>
          </table:table-cell>
        </table:table-row>
        <table:table-row table:style-name="ro1">
          <table:table-cell office:value-type="string" calcext:value-type="string">
            <text:p>2023-01-07 17:32:11</text:p>
          </table:table-cell>
          <table:table-cell office:value-type="float" office:value="1052.7812" calcext:value-type="float">
            <text:p>1052,7812</text:p>
          </table:table-cell>
          <table:table-cell office:value-type="float" office:value="1.1875" calcext:value-type="float">
            <text:p>1,1875</text:p>
          </table:table-cell>
          <table:table-cell office:value-type="float" office:value="1.1413803" calcext:value-type="float">
            <text:p>1,1413803</text:p>
          </table:table-cell>
          <table:table-cell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41.18359" calcext:value-type="float">
            <text:p>41,18359</text:p>
          </table:table-cell>
          <table:table-cell/>
          <table:table-cell table:formula="of:=SUM([.B37:.G37])" office:value-type="float" office:value="1210.2936703" calcext:value-type="float">
            <text:p>1210,2936703</text:p>
          </table:table-cell>
        </table:table-row>
        <table:table-row table:style-name="ro1">
          <table:table-cell office:value-type="string" calcext:value-type="string">
            <text:p>2023-01-07 17:32:10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91556" calcext:value-type="float">
            <text:p>0,4391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1719" calcext:value-type="float">
            <text:p>35,61719</text:p>
          </table:table-cell>
          <table:table-cell/>
          <table:table-cell table:formula="of:=SUM([.B38:.G38])" office:value-type="float" office:value="36.3024394" calcext:value-type="float">
            <text:p>36,3024394</text:p>
          </table:table-cell>
        </table:table-row>
        <table:table-row table:style-name="ro1">
          <table:table-cell office:value-type="string" calcext:value-type="string">
            <text:p>2023-01-07 17:32:09</text:p>
          </table:table-cell>
          <table:table-cell office:value-type="float" office:value="0.2304688" calcext:value-type="float">
            <text:p>0,23046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91556" calcext:value-type="float">
            <text:p>0,43915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.61719" calcext:value-type="float">
            <text:p>35,61719</text:p>
          </table:table-cell>
          <table:table-cell/>
          <table:table-cell table:formula="of:=SUM([.B39:.G39])" office:value-type="float" office:value="36.3024394" calcext:value-type="float">
            <text:p>36,3024394</text:p>
          </table:table-cell>
        </table:table-row>
        <table:table-row table:style-name="ro1">
          <table:table-cell office:value-type="string" calcext:value-type="string">
            <text:p>2023-01-07 17:32:08</text:p>
          </table:table-cell>
          <table:table-cell office:value-type="float" office:value="2307.531" calcext:value-type="float">
            <text:p>2307,531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0.556427" calcext:value-type="float">
            <text:p>0,55642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.64844" calcext:value-type="float">
            <text:p>35,64844</text:p>
          </table:table-cell>
          <table:table-cell/>
          <table:table-cell table:formula="of:=SUM([.B40:.G40])" office:value-type="float" office:value="2345.767117" calcext:value-type="float">
            <text:p>2345,767117</text:p>
          </table:table-cell>
        </table:table-row>
        <table:table-row table:style-name="ro1">
          <table:table-cell office:value-type="string" calcext:value-type="string">
            <text:p>2023-01-07 17:32:07</text:p>
          </table:table-cell>
          <table:table-cell office:value-type="float" office:value="1659.4844" calcext:value-type="float">
            <text:p>1659,4844</text:p>
          </table:table-cell>
          <table:table-cell office:value-type="float" office:value="1.546875" calcext:value-type="float">
            <text:p>1,546875</text:p>
          </table:table-cell>
          <table:table-cell office:value-type="float" office:value="1.3357544" calcext:value-type="float">
            <text:p>1,3357544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31.26562" calcext:value-type="float">
            <text:p>31,26562</text:p>
          </table:table-cell>
          <table:table-cell/>
          <table:table-cell table:formula="of:=SUM([.B41:.G41])" office:value-type="float" office:value="1789.6326494" calcext:value-type="float">
            <text:p>1789,6326494</text:p>
          </table:table-cell>
        </table:table-row>
        <table:table-row table:style-name="ro1">
          <table:table-cell office:value-type="string" calcext:value-type="string">
            <text:p>2023-01-07 17:32:06</text:p>
          </table:table-cell>
          <table:table-cell office:value-type="float" office:value="46.57422" calcext:value-type="float">
            <text:p>46,57422</text:p>
          </table:table-cell>
          <table:table-cell office:value-type="float" office:value="0.515625" calcext:value-type="float">
            <text:p>0,515625</text:p>
          </table:table-cell>
          <table:table-cell office:value-type="float" office:value="0.7742996" calcext:value-type="float">
            <text:p>0,7742996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5.15625" calcext:value-type="float">
            <text:p>45,15625</text:p>
          </table:table-cell>
          <table:table-cell/>
          <table:table-cell table:formula="of:=SUM([.B42:.G42])" office:value-type="float" office:value="127.0203946" calcext:value-type="float">
            <text:p>127,0203946</text:p>
          </table:table-cell>
        </table:table-row>
        <table:table-row table:style-name="ro1">
          <table:table-cell office:value-type="string" calcext:value-type="string">
            <text:p>2023-01-07 17:32:05</text:p>
          </table:table-cell>
          <table:table-cell office:value-type="float" office:value="0.2148438" calcext:value-type="float">
            <text:p>0,214843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89648" calcext:value-type="float">
            <text:p>0,4389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6172" calcext:value-type="float">
            <text:p>42,26172</text:p>
          </table:table-cell>
          <table:table-cell/>
          <table:table-cell table:formula="of:=SUM([.B43:.G43])" office:value-type="float" office:value="42.9311536" calcext:value-type="float">
            <text:p>42,9311536</text:p>
          </table:table-cell>
        </table:table-row>
        <table:table-row table:style-name="ro1">
          <table:table-cell office:value-type="string" calcext:value-type="string">
            <text:p>2023-01-07 17:32:04</text:p>
          </table:table-cell>
          <table:table-cell office:value-type="float" office:value="0.1992188" calcext:value-type="float">
            <text:p>0,1992188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89648" calcext:value-type="float">
            <text:p>0,43896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.26172" calcext:value-type="float">
            <text:p>42,26172</text:p>
          </table:table-cell>
          <table:table-cell/>
          <table:table-cell table:formula="of:=SUM([.B44:.G44])" office:value-type="float" office:value="42.9155286" calcext:value-type="float">
            <text:p>42,9155286</text:p>
          </table:table-cell>
        </table:table-row>
        <table:table-row table:style-name="ro1">
          <table:table-cell office:value-type="string" calcext:value-type="string">
            <text:p>2023-01-07 17:32:03</text:p>
          </table:table-cell>
          <table:table-cell office:value-type="float" office:value="1962.941" calcext:value-type="float">
            <text:p>1962,941</text:p>
          </table:table-cell>
          <table:table-cell office:value-type="float" office:value="0.03125" calcext:value-type="float">
            <text:p>0,03125</text:p>
          </table:table-cell>
          <table:table-cell office:value-type="float" office:value="0.5485535" calcext:value-type="float">
            <text:p>0,5485535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2.29297" calcext:value-type="float">
            <text:p>42,29297</text:p>
          </table:table-cell>
          <table:table-cell/>
          <table:table-cell table:formula="of:=SUM([.B45:.G45])" office:value-type="float" office:value="2031.8137735" calcext:value-type="float">
            <text:p>2031,8137735</text:p>
          </table:table-cell>
        </table:table-row>
        <table:table-row table:style-name="ro1">
          <table:table-cell office:value-type="string" calcext:value-type="string">
            <text:p>2023-01-07 17:32:02</text:p>
          </table:table-cell>
          <table:table-cell office:value-type="float" office:value="1665.3281" calcext:value-type="float">
            <text:p>1665,3281</text:p>
          </table:table-cell>
          <table:table-cell office:value-type="float" office:value="1.578125" calcext:value-type="float">
            <text:p>1,578125</text:p>
          </table:table-cell>
          <table:table-cell office:value-type="float" office:value="1.3541565" calcext:value-type="float">
            <text:p>1,3541565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41.66406" calcext:value-type="float">
            <text:p>41,66406</text:p>
          </table:table-cell>
          <table:table-cell/>
          <table:table-cell table:formula="of:=SUM([.B46:.G46])" office:value-type="float" office:value="1771.9244415" calcext:value-type="float">
            <text:p>1771,9244415</text:p>
          </table:table-cell>
        </table:table-row>
        <table:table-row table:style-name="ro1">
          <table:table-cell office:value-type="string" calcext:value-type="string">
            <text:p>2023-01-07 17:32:01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87741" calcext:value-type="float">
            <text:p>0,4387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03125" calcext:value-type="float">
            <text:p>44,03125</text:p>
          </table:table-cell>
          <table:table-cell/>
          <table:table-cell table:formula="of:=SUM([.B47:.G47])" office:value-type="float" office:value="44.7356491" calcext:value-type="float">
            <text:p>44,7356491</text:p>
          </table:table-cell>
        </table:table-row>
        <table:table-row table:style-name="ro1">
          <table:table-cell office:value-type="string" calcext:value-type="string">
            <text:p>2023-01-07 17:32:00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87741" calcext:value-type="float">
            <text:p>0,4387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03125" calcext:value-type="float">
            <text:p>44,03125</text:p>
          </table:table-cell>
          <table:table-cell/>
          <table:table-cell table:formula="of:=SUM([.B48:.G48])" office:value-type="float" office:value="44.7356491" calcext:value-type="float">
            <text:p>44,7356491</text:p>
          </table:table-cell>
        </table:table-row>
        <table:table-row table:style-name="ro1">
          <table:table-cell office:value-type="string" calcext:value-type="string">
            <text:p>2023-01-07 17:31:59</text:p>
          </table:table-cell>
          <table:table-cell office:value-type="float" office:value="0.25" calcext:value-type="float">
            <text:p>0,25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87741" calcext:value-type="float">
            <text:p>0,43877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4.03125" calcext:value-type="float">
            <text:p>44,03125</text:p>
          </table:table-cell>
          <table:table-cell/>
          <table:table-cell table:formula="of:=SUM([.B49:.G49])" office:value-type="float" office:value="44.7356491" calcext:value-type="float">
            <text:p>44,7356491</text:p>
          </table:table-cell>
        </table:table-row>
        <table:table-row table:style-name="ro1">
          <table:table-cell office:value-type="string" calcext:value-type="string">
            <text:p>2023-01-07 17:31:58</text:p>
          </table:table-cell>
          <table:table-cell office:value-type="float" office:value="2478.766" calcext:value-type="float">
            <text:p>2478,766</text:p>
          </table:table-cell>
          <table:table-cell office:value-type="float" office:value="1.859375" calcext:value-type="float">
            <text:p>1,859375</text:p>
          </table:table-cell>
          <table:table-cell office:value-type="float" office:value="1.5071259" calcext:value-type="float">
            <text:p>1,507125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43.90625" calcext:value-type="float">
            <text:p>43,90625</text:p>
          </table:table-cell>
          <table:table-cell/>
          <table:table-cell table:formula="of:=SUM([.B50:.G50])" office:value-type="float" office:value="2566.0387509" calcext:value-type="float">
            <text:p>2566,0387509</text:p>
          </table:table-cell>
        </table:table-row>
        <table:table-row table:style-name="ro1">
          <table:table-cell office:value-type="string" calcext:value-type="string">
            <text:p>2023-01-07 17:31:57</text:p>
          </table:table-cell>
          <table:table-cell office:value-type="float" office:value="1091.3867" calcext:value-type="float">
            <text:p>1091,3867</text:p>
          </table:table-cell>
          <table:table-cell office:value-type="float" office:value="1.46875" calcext:value-type="float">
            <text:p>1,46875</text:p>
          </table:table-cell>
          <table:table-cell office:value-type="float" office:value="1.2946472" calcext:value-type="float">
            <text:p>1,2946472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3.90625" calcext:value-type="float">
            <text:p>43,90625</text:p>
          </table:table-cell>
          <table:table-cell/>
          <table:table-cell table:formula="of:=SUM([.B51:.G51])" office:value-type="float" office:value="1164.0563472" calcext:value-type="float">
            <text:p>1164,0563472</text:p>
          </table:table-cell>
        </table:table-row>
        <table:table-row table:style-name="ro1">
          <table:table-cell office:value-type="string" calcext:value-type="string">
            <text:p>2023-01-07 17:31:56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80188" calcext:value-type="float">
            <text:p>0,4380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625" calcext:value-type="float">
            <text:p>15,5625</text:p>
          </table:table-cell>
          <table:table-cell/>
          <table:table-cell table:formula="of:=SUM([.B52:.G52])" office:value-type="float" office:value="16.2388" calcext:value-type="float">
            <text:p>16,2388</text:p>
          </table:table-cell>
        </table:table-row>
        <table:table-row table:style-name="ro1">
          <table:table-cell office:value-type="string" calcext:value-type="string">
            <text:p>2023-01-07 17:31:55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80188" calcext:value-type="float">
            <text:p>0,4380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625" calcext:value-type="float">
            <text:p>15,5625</text:p>
          </table:table-cell>
          <table:table-cell/>
          <table:table-cell table:formula="of:=SUM([.B53:.G53])" office:value-type="float" office:value="16.2388" calcext:value-type="float">
            <text:p>16,2388</text:p>
          </table:table-cell>
        </table:table-row>
        <table:table-row table:style-name="ro1">
          <table:table-cell office:value-type="string" calcext:value-type="string">
            <text:p>2023-01-07 17:31:54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80188" calcext:value-type="float">
            <text:p>0,4380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625" calcext:value-type="float">
            <text:p>15,5625</text:p>
          </table:table-cell>
          <table:table-cell/>
          <table:table-cell table:formula="of:=SUM([.B54:.G54])" office:value-type="float" office:value="16.2388" calcext:value-type="float">
            <text:p>16,2388</text:p>
          </table:table-cell>
        </table:table-row>
        <table:table-row table:style-name="ro1">
          <table:table-cell office:value-type="string" calcext:value-type="string">
            <text:p>2023-01-07 17:31:53</text:p>
          </table:table-cell>
          <table:table-cell office:value-type="float" office:value="0.2226562" calcext:value-type="float">
            <text:p>0,2226562</text:p>
          </table:table-cell>
          <table:table-cell office:value-type="float" office:value="0.015625" calcext:value-type="float">
            <text:p>0,015625</text:p>
          </table:table-cell>
          <table:table-cell office:value-type="float" office:value="0.4380188" calcext:value-type="float">
            <text:p>0,43801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.5625" calcext:value-type="float">
            <text:p>15,5625</text:p>
          </table:table-cell>
          <table:table-cell/>
          <table:table-cell table:formula="of:=SUM([.B55:.G55])" office:value-type="float" office:value="16.2388" calcext:value-type="float">
            <text:p>16,2388</text:p>
          </table:table-cell>
        </table:table-row>
        <table:table-row table:style-name="ro1" table:number-rows-repeated="12">
          <table:table-cell table:style-name="Default"/>
          <table:table-cell table:number-columns-repeated="8"/>
        </table:table-row>
        <table:table-row table:style-name="ro1" table:number-rows-repeated="11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Sheet2" table:style-name="ta1">
        <table:table-column table:style-name="co1" table:number-columns-repeated="17" table:default-cell-style-name="Default"/>
        <table:table-row table:style-name="ro1">
          <table:table-cell office:value-type="string" calcext:value-type="string">
            <text:p>first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fourth</text:p>
          </table:table-cell>
          <table:table-cell office:value-type="string" calcext:value-type="string">
            <text:p>fifth</text:p>
          </table:table-cell>
          <table:table-cell office:value-type="string" calcext:value-type="string">
            <text:p>sixth</text:p>
          </table:table-cell>
          <table:table-cell office:value-type="string" calcext:value-type="string">
            <text:p>seventh</text:p>
          </table:table-cell>
          <table:table-cell office:value-type="string" calcext:value-type="string">
            <text:p>eigth</text:p>
          </table:table-cell>
          <table:table-cell office:value-type="string" calcext:value-type="string">
            <text:p>ninth</text:p>
          </table:table-cell>
          <table:table-cell office:value-type="string" calcext:value-type="string">
            <text:p>tenth</text:p>
          </table:table-cell>
          <table:table-cell/>
          <table:table-cell office:value-type="string" calcext:value-type="string">
            <text:p>peak avg</text:p>
          </table:table-cell>
          <table:table-cell office:value-type="string" calcext:value-type="string">
            <text:p>peak:</text:p>
          </table:table-cell>
          <table:table-cell/>
          <table:table-cell office:value-type="string" calcext:value-type="string">
            <text:p>avg of testdata</text:p>
          </table:table-cell>
          <table:table-cell/>
          <table:table-cell office:value-type="string" calcext:value-type="string">
            <text:p>time taken</text:p>
          </table:table-cell>
        </table:table-row>
        <table:table-row table:style-name="ro1">
          <table:table-cell office:value-type="float" office:value="2566.0387509" calcext:value-type="float">
            <text:p>2566,0387509</text:p>
          </table:table-cell>
          <table:table-cell office:value-type="float" office:value="2031.8137735" calcext:value-type="float">
            <text:p>2031,8137735</text:p>
          </table:table-cell>
          <table:table-cell office:value-type="float" office:value="2345.767117" calcext:value-type="float">
            <text:p>2345,767117</text:p>
          </table:table-cell>
          <table:table-cell office:value-type="float" office:value="3123.7933998" calcext:value-type="float">
            <text:p>3123,7933998</text:p>
          </table:table-cell>
          <table:table-cell office:value-type="float" office:value="2321.2627984" calcext:value-type="float">
            <text:p>2321,2627984</text:p>
          </table:table-cell>
          <table:table-cell office:value-type="float" office:value="2748.5811007" calcext:value-type="float">
            <text:p>2748,5811007</text:p>
          </table:table-cell>
          <table:table-cell office:value-type="float" office:value="2779.5963022" calcext:value-type="float">
            <text:p>2779,5963022</text:p>
          </table:table-cell>
          <table:table-cell office:value-type="float" office:value="3006.8378869" calcext:value-type="float">
            <text:p>3006,8378869</text:p>
          </table:table-cell>
          <table:table-cell office:value-type="float" office:value="1045.4250518" calcext:value-type="float">
            <text:p>1045,4250518</text:p>
          </table:table-cell>
          <table:table-cell office:value-type="float" office:value="2162.8157223" calcext:value-type="float">
            <text:p>2162,8157223</text:p>
          </table:table-cell>
          <table:table-cell/>
          <table:table-cell table:formula="of:=AVERAGE([.A13:.J13])" office:value-type="float" office:value="2599.25907764" calcext:value-type="float">
            <text:p>2599,25907764</text:p>
          </table:table-cell>
          <table:table-cell table:formula="of:=MAX([.A2:.J7])" office:value-type="float" office:value="3123.7933998" calcext:value-type="float">
            <text:p>3123,7933998</text:p>
          </table:table-cell>
          <table:table-cell/>
          <table:table-cell table:formula="of:=AVERAGE([.A2:.J6])" office:value-type="float" office:value="1869.63161272609" calcext:value-type="float">
            <text:p>1869,63161272609</text:p>
          </table:table-cell>
          <table:table-cell/>
          <table:table-cell office:value-type="string" calcext:value-type="string">
            <text:p>3-4</text:p>
          </table:table-cell>
        </table:table-row>
        <table:table-row table:style-name="ro1">
          <table:table-cell office:value-type="float" office:value="1164.0563472" calcext:value-type="float">
            <text:p>1164,0563472</text:p>
          </table:table-cell>
          <table:table-cell office:value-type="float" office:value="1771.9244415" calcext:value-type="float">
            <text:p>1771,9244415</text:p>
          </table:table-cell>
          <table:table-cell office:value-type="float" office:value="1789.6326494" calcext:value-type="float">
            <text:p>1789,6326494</text:p>
          </table:table-cell>
          <table:table-cell office:value-type="float" office:value="1210.2936703" calcext:value-type="float">
            <text:p>1210,2936703</text:p>
          </table:table-cell>
          <table:table-cell office:value-type="float" office:value="708.1808529" calcext:value-type="float">
            <text:p>708,1808529</text:p>
          </table:table-cell>
          <table:table-cell office:value-type="float" office:value="2002.6096587" calcext:value-type="float">
            <text:p>2002,6096587</text:p>
          </table:table-cell>
          <table:table-cell office:value-type="float" office:value="761.5080872" calcext:value-type="float">
            <text:p>761,5080872</text:p>
          </table:table-cell>
          <table:table-cell office:value-type="float" office:value="1197.6160181" calcext:value-type="float">
            <text:p>1197,6160181</text:p>
          </table:table-cell>
          <table:table-cell office:value-type="float" office:value="2900.635003" calcext:value-type="float">
            <text:p>2900,635003</text:p>
          </table:table-cell>
          <table:table-cell office:value-type="float" office:value="2168.264644" calcext:value-type="float">
            <text:p>2168,264644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712.0760877" calcext:value-type="float">
            <text:p>712,0760877</text:p>
          </table:table-cell>
          <table:table-cell table:number-columns-repeated="2"/>
          <table:table-cell office:value-type="float" office:value="1709.385009" calcext:value-type="float">
            <text:p>1709,385009</text:p>
          </table:table-cell>
          <table:table-cell office:value-type="float" office:value="773.4127202" calcext:value-type="float">
            <text:p>773,4127202</text:p>
          </table:table-cell>
          <table:table-cell table:number-columns-repeated="7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0" office:value-type="string" calcext:value-type="string">
            <text:p>Average</text:p>
          </table:table-cell>
          <table:table-cell table:number-columns-repeated="7"/>
        </table:table-row>
        <table:table-row table:style-name="ro1">
          <table:table-cell table:formula="of:=AVERAGE([.A2:.A5])" office:value-type="float" office:value="1865.04754905" calcext:value-type="float">
            <text:p>1865,04754905</text:p>
          </table:table-cell>
          <table:table-cell table:formula="of:=AVERAGE([.B2:.B5])" office:value-type="float" office:value="1901.8691075" calcext:value-type="float">
            <text:p>1901,8691075</text:p>
          </table:table-cell>
          <table:table-cell table:formula="of:=AVERAGE([.C2:.C5])" office:value-type="float" office:value="2067.6998832" calcext:value-type="float">
            <text:p>2067,6998832</text:p>
          </table:table-cell>
          <table:table-cell table:formula="of:=AVERAGE([.D2:.D5])" office:value-type="float" office:value="2167.04353505" calcext:value-type="float">
            <text:p>2167,04353505</text:p>
          </table:table-cell>
          <table:table-cell table:formula="of:=AVERAGE([.E2:.E5])" office:value-type="float" office:value="1514.72182565" calcext:value-type="float">
            <text:p>1514,72182565</text:p>
          </table:table-cell>
          <table:table-cell table:formula="of:=AVERAGE([.F2:.F5])" office:value-type="float" office:value="1821.08894903333" calcext:value-type="float">
            <text:p>1821,08894903333</text:p>
          </table:table-cell>
          <table:table-cell table:formula="of:=AVERAGE([.G2:.G5])" office:value-type="float" office:value="1770.5521947" calcext:value-type="float">
            <text:p>1770,5521947</text:p>
          </table:table-cell>
          <table:table-cell table:formula="of:=AVERAGE([.H2:.H5])" office:value-type="float" office:value="2102.2269525" calcext:value-type="float">
            <text:p>2102,2269525</text:p>
          </table:table-cell>
          <table:table-cell table:formula="of:=AVERAGE([.I2:.I5])" office:value-type="float" office:value="1885.1483546" calcext:value-type="float">
            <text:p>1885,1483546</text:p>
          </table:table-cell>
          <table:table-cell table:formula="of:=AVERAGE([.J2:.J5])" office:value-type="float" office:value="1701.4976955" calcext:value-type="float">
            <text:p>1701,4976955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10" office:value-type="string" calcext:value-type="string">
            <text:p>Peak</text:p>
          </table:table-cell>
          <table:table-cell table:number-columns-repeated="7"/>
        </table:table-row>
        <table:table-row table:style-name="ro1">
          <table:table-cell table:formula="of:=MAX([.A2:.A5])" office:value-type="float" office:value="2566.0387509" calcext:value-type="float">
            <text:p>2566,0387509</text:p>
          </table:table-cell>
          <table:table-cell table:formula="of:=MAX([.B2:.B5])" office:value-type="float" office:value="2031.8137735" calcext:value-type="float">
            <text:p>2031,8137735</text:p>
          </table:table-cell>
          <table:table-cell table:formula="of:=MAX([.C2:.C5])" office:value-type="float" office:value="2345.767117" calcext:value-type="float">
            <text:p>2345,767117</text:p>
          </table:table-cell>
          <table:table-cell table:formula="of:=MAX([.D2:.D5])" office:value-type="float" office:value="3123.7933998" calcext:value-type="float">
            <text:p>3123,7933998</text:p>
          </table:table-cell>
          <table:table-cell table:formula="of:=MAX([.E2:.E5])" office:value-type="float" office:value="2321.2627984" calcext:value-type="float">
            <text:p>2321,2627984</text:p>
          </table:table-cell>
          <table:table-cell table:formula="of:=MAX([.F2:.F5])" office:value-type="float" office:value="2748.5811007" calcext:value-type="float">
            <text:p>2748,5811007</text:p>
          </table:table-cell>
          <table:table-cell table:formula="of:=MAX([.G2:.G5])" office:value-type="float" office:value="2779.5963022" calcext:value-type="float">
            <text:p>2779,5963022</text:p>
          </table:table-cell>
          <table:table-cell table:formula="of:=MAX([.H2:.H5])" office:value-type="float" office:value="3006.8378869" calcext:value-type="float">
            <text:p>3006,8378869</text:p>
          </table:table-cell>
          <table:table-cell table:formula="of:=MAX([.I2:.I5])" office:value-type="float" office:value="2900.635003" calcext:value-type="float">
            <text:p>2900,635003</text:p>
          </table:table-cell>
          <table:table-cell table:formula="of:=MAX([.J2:.J5])" office:value-type="float" office:value="2168.264644" calcext:value-type="float">
            <text:p>2168,26464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Hind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number number:decimal-places="6" number:min-decimal-places="6" number:min-integer-digits="1"/>
    </number:number-style>
    <number:number-style style:name="N107">
      <number:number number:decimal-places="0" number:min-decimal-places="0" number:min-integer-digits="7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9T21:30:26.628597679</meta:creation-date>
    <dc:date>2023-01-09T21:34:07.653504835</dc:date>
    <meta:editing-duration>PT3M42S</meta:editing-duration>
    <meta:editing-cycles>1</meta:editing-cycles>
    <meta:document-statistic meta:table-count="2" meta:cell-count="521" meta:object-count="0"/>
    <meta:generator>LibreOffice/7.4.3.2$Linux_X86_64 LibreOffice_project/40$Build-2</meta:generator>
  </office:meta>
</office:document-meta>
</file>